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ConfigBug569.createFieldDeserializer( ParserConfig mapping , JavaBeanInfo beanInfo , FieldInfo fieldInf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serConfigBug569.getDeserializer( Class &lt; ? &gt; clazz , Type type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15">
            <text:p text:style-name="Table_20_Contents">1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